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2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3">
            <text:p>0.30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.00</text:p>
          </table:table-cell>
          <table:table-cell office:value-type="float" office:value="-5">
            <text:p>-5.00</text:p>
          </table:table-cell>
          <table:table-cell office:value-type="float" office:value="-0.2">
            <text:p>-0.2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3">
            <text:p>0.30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.00</text:p>
          </table:table-cell>
          <table:table-cell office:value-type="float" office:value="-4">
            <text:p>-4.00</text:p>
          </table:table-cell>
          <table:table-cell office:value-type="float" office:value="-0.2">
            <text:p>-0.2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I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I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I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II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II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II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2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III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III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III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 table:number-rows-repeated="6548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3">04/03/2007</text:date>, <text:time>01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en Wilhelm</meta:initial-creator>
    <meta:creation-date>2007-04-02T23:01:32</meta:creation-date>
    <dc:creator>Ben Wilhelm</dc:creator>
    <dc:date>2007-04-03T01:00:30</dc:date>
    <dc:language>en-US</dc:language>
    <meta:editing-cycles>4</meta:editing-cycles>
    <meta:editing-duration>PT57M51S</meta:editing-duration>
    <meta:user-defined meta:name="Info 1"/>
    <meta:user-defined meta:name="Info 2"/>
    <meta:user-defined meta:name="Info 3"/>
    <meta:user-defined meta:name="Info 4"/>
    <meta:document-statistic meta:table-count="3" meta:cell-count="441"/>
  </office:meta>
</office:document-meta>
</file>